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om( Server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HttpServletRequest servletRequest , List &lt; HttpMessageConvert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NotModified( Instant lastModified ,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No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